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00a933" fo:font-weight="bold" style:font-weight-asian="bold" style:font-weight-complex="bold"/>
    </style:style>
    <style:style style:name="ce17" style:family="table-cell" style:parent-style-name="Default">
      <style:text-properties fo:color="#2a6099" fo:font-weight="bold" style:font-weight-asian="bold" style:font-weight-complex="bold"/>
    </style:style>
    <style:style style:name="ce18" style:family="table-cell" style:parent-style-name="pd1">
      <style:table-cell-properties fo:background-color="#ff99ff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1" style:family="table-cell" style:parent-style-name="pd1">
      <style:table-cell-properties fo:background-color="#99ff66"/>
    </style:style>
    <style:style style:name="ce22" style:family="table-cell" style:parent-style-name="Default">
      <style:table-cell-properties fo:background-color="#99ff66"/>
    </style:style>
    <style:style style:name="ce23" style:family="table-cell" style:parent-style-name="Default"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ff6600"/>
    </style:style>
    <style:style style:name="ce25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column table:style-name="co2" table:default-cell-style-name="ce25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8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4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6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3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3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3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3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3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3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3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3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3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3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3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0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5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3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5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3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4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0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3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5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3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3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7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3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3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3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3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7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3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15 TWISTER ; 17 BUBBLE ; 19 LEER ; 21 FOCUS_ENERGY ; 23 BITE ; 25 WATER_GUN ; 27 DRAGON_RAGE ; 30 WRAP ; 32 CRUNCH ; 35 WATERFALL ; 32 DRAGONBREATH ; 35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4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0 TWISTER ; 22 BUBBLE ; 24 LEER ; 26 FOCUS_ENERGY ; 28 BITE ; 30 WATER_GUN ; 32 DRAGON_RAGE ; 35 WRAP ; 37 CRUNCH ; 40 WATERFALL ; 37 DRAGONBREATH ; 40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2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3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3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3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 table:number-rows-repeated="104836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7" number:min-decimal-places="17" number:min-integer-digits="1"/>
    </number:number-style>
    <number:number-style style:name="N139">
      <number:number number:decimal-places="18" number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11-22T23:26:41.600000000</dc:date>
    <meta:editing-duration>P45DT5H55M30S</meta:editing-duration>
    <meta:editing-cycles>326</meta:editing-cycles>
    <meta:document-statistic meta:table-count="2" meta:cell-count="5112" meta:object-count="0"/>
  </office:meta>
</office:document-meta>
</file>